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7d0a" officeooo:paragraph-rsid="000b7d0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d20bf" officeooo:paragraph-rsid="000d20b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ee85e" officeooo:paragraph-rsid="000ee85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d20bf" officeooo:paragraph-rsid="000d20bf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f571e" officeooo:paragraph-rsid="000f571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normal" officeooo:rsid="00110de4" officeooo:paragraph-rsid="00110de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l" fo:country="GR" fo:font-weight="normal" officeooo:rsid="00110de4" officeooo:paragraph-rsid="00110de4" style:font-weight-asian="normal" style:font-weight-complex="normal"/>
    </style:style>
    <style:style style:name="T1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ΠΑΝΤΗΣΕΙΣ ΔΙΑΓΩΝΙΣΜΑΤΟΣ ΙΑΝΟΥΑΡΙΟΥ</text:p>
      <text:p text:style-name="P1"/>
      <text:p text:style-name="P3">Θέμα Α</text:p>
      <text:p text:style-name="P6">A1. <text:span text:style-name="T1">Σχολικό σελίδα </text:span>41</text:p>
      <text:p text:style-name="P6">A2. <text:span text:style-name="T1">Σχολικό σελίδα</text:span> 42</text:p>
      <text:p text:style-name="P7">Α3. α. Σ , β. Λ, γ. Λ, δ. Σ, ε. Λ</text:p>
      <text:p text:style-name="P3">Θέμα Β</text:p>
      <text:p text:style-name="P5">Τράπεζα θεμάτων 15.044</text:p>
      <text:p text:style-name="P5"/>
      <text:p text:style-name="P3">Θέμα Γ</text:p>
      <text:p text:style-name="P2"/>
      <text:p text:style-name="P2">Θέμα Δ</text:p>
      <text:p text:style-name="P4">Τράπεζα θεμάτων 15042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34:55.690000000</meta:creation-date>
    <dc:date>2023-12-20T13:53:45.665000000</dc:date>
    <meta:editing-duration>PT1H18M48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0" meta:word-count="37" meta:character-count="177" meta:non-whitespace-character-count="150"/>
  </office:meta>
</office:document-meta>
</file>